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benchmarks</text:p>
          </table:table-cell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6.271" calcext:value-type="float">
            <text:p>6.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2" calcext:value-type="float">
            <text:p>4.52</text:p>
          </table:table-cell>
          <table:table-cell table:formula="of:=1.8*0.75+2.66" office:value-type="float" office:value="4.01" calcext:value-type="float">
            <text:p>4.01</text:p>
          </table:table-cell>
          <table:table-cell office:value-type="float" office:value="23" calcext:value-type="float">
            <text:p>23</text:p>
          </table:table-cell>
          <table:table-cell office:value-type="float" office:value="4.534" calcext:value-type="float">
            <text:p>4.534</text:p>
          </table:table-cell>
          <table:table-cell office:value-type="float" office:value="4.526" calcext:value-type="float">
            <text:p>4.526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1.73*5/6+1.86+0" office:value-type="float" office:value="3.30166666666667" calcext:value-type="float">
            <text:p>3.3016666666666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7.421" calcext:value-type="float">
            <text:p>37.421</text:p>
          </table:table-cell>
          <table:table-cell office:value-type="float" office:value="37.388" calcext:value-type="float">
            <text:p>37.388</text:p>
          </table:table-cell>
          <table:table-cell office:value-type="float" office:value="0.032" calcext:value-type="float">
            <text:p>0.0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6.55" calcext:value-type="float">
            <text:p>36.55</text:p>
          </table:table-cell>
          <table:table-cell table:formula="of:=27.06+9.37*0.75" office:value-type="float" office:value="34.0875" calcext:value-type="float">
            <text:p>34.0875</text:p>
          </table:table-cell>
          <table:table-cell office:value-type="float" office:value="128" calcext:value-type="float">
            <text:p>128</text:p>
          </table:table-cell>
          <table:table-cell office:value-type="float" office:value="22.835" calcext:value-type="float">
            <text:p>22.835</text:p>
          </table:table-cell>
          <table:table-cell office:value-type="float" office:value="22.798" calcext:value-type="float">
            <text:p>22.79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.32" calcext:value-type="float">
            <text:p>17.32</text:p>
          </table:table-cell>
          <table:table-cell table:formula="of:=7.29*5/6+9.41+0" office:value-type="float" office:value="15.485" calcext:value-type="float">
            <text:p>15.48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equential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252" calcext:value-type="float">
            <text:p>1.252</text:p>
          </table:table-cell>
          <table:table-cell office:value-type="float" office:value="1.251" calcext:value-type="float">
            <text:p>1.25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" calcext:value-type="float">
            <text:p>0.9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789" calcext:value-type="float">
            <text:p>7.789</text:p>
          </table:table-cell>
          <table:table-cell office:value-type="float" office:value="7.749" calcext:value-type="float">
            <text:p>7.749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931" calcext:value-type="float">
            <text:p>4.931</text:p>
          </table:table-cell>
          <table:table-cell office:value-type="float" office:value="4.899" calcext:value-type="float">
            <text:p>4.899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parallel 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threads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528" calcext:value-type="float">
            <text:p>1.528</text:p>
          </table:table-cell>
          <table:table-cell office:value-type="float" office:value="15.589" calcext:value-type="float">
            <text:p>15.589</text:p>
          </table:table-cell>
          <table:table-cell office:value-type="float" office:value="1.784" calcext:value-type="float">
            <text:p>1.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table:formula="of:=0.88*0.75+0.14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2.963" calcext:value-type="float">
            <text:p>12.963</text:p>
          </table:table-cell>
          <table:table-cell office:value-type="float" office:value="2.736" calcext:value-type="float">
            <text:p>2.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table:formula="of:=0.95*5/6+0.16+0" office:value-type="float" office:value="0.951666666666667" calcext:value-type="float">
            <text:p>0.951666666666667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8.083" calcext:value-type="float">
            <text:p>8.083</text:p>
          </table:table-cell>
          <table:table-cell office:value-type="float" office:value="87.033" calcext:value-type="float">
            <text:p>87.033</text:p>
          </table:table-cell>
          <table:table-cell office:value-type="float" office:value="5.503" calcext:value-type="float">
            <text:p>5.5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75" calcext:value-type="float">
            <text:p>15.75</text:p>
          </table:table-cell>
          <table:table-cell table:formula="of:=13.96*0.75+0.52" office:value-type="float" office:value="10.99" calcext:value-type="float">
            <text:p>10.99</text:p>
          </table:table-cell>
          <table:table-cell office:value-type="float" office:value="166" calcext:value-type="float">
            <text:p>166</text:p>
          </table:table-cell>
          <table:table-cell office:value-type="float" office:value="6.35" calcext:value-type="float">
            <text:p>6.35</text:p>
          </table:table-cell>
          <table:table-cell office:value-type="float" office:value="62.653" calcext:value-type="float">
            <text:p>62.653</text:p>
          </table:table-cell>
          <table:table-cell office:value-type="float" office:value="10.305" calcext:value-type="float">
            <text:p>10.3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table:formula="of:=5.01*5/6+0.79" office:value-type="float" office:value="4.965" calcext:value-type="float">
            <text:p>4.965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2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726" calcext:value-type="float">
            <text:p>0.726</text:p>
          </table:table-cell>
          <table:table-cell office:value-type="float" office:value="6.598" calcext:value-type="float">
            <text:p>6.598</text:p>
          </table:table-cell>
          <table:table-cell office:value-type="float" office:value="1.769" calcext:value-type="float">
            <text:p>1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.252" calcext:value-type="float">
            <text:p>2.252</text:p>
          </table:table-cell>
          <table:table-cell office:value-type="float" office:value="2.645" calcext:value-type="float">
            <text:p>2.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.667" calcext:value-type="float">
            <text:p>3.667</text:p>
          </table:table-cell>
          <table:table-cell office:value-type="float" office:value="37.48" calcext:value-type="float">
            <text:p>37.48</text:p>
          </table:table-cell>
          <table:table-cell office:value-type="float" office:value="5.276" calcext:value-type="float">
            <text:p>5.2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63" calcext:value-type="float">
            <text:p>1.763</text:p>
          </table:table-cell>
          <table:table-cell office:value-type="float" office:value="9.651" calcext:value-type="float">
            <text:p>9.651</text:p>
          </table:table-cell>
          <table:table-cell office:value-type="float" office:value="10.314" calcext:value-type="float">
            <text:p>10.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6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42" calcext:value-type="float">
            <text:p>0.42</text:p>
          </table:table-cell>
          <table:table-cell office:value-type="float" office:value="1.824" calcext:value-type="float">
            <text:p>1.824</text:p>
          </table:table-cell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443" calcext:value-type="float">
            <text:p>0.443</text:p>
          </table:table-cell>
          <table:table-cell office:value-type="float" office:value="1.711" calcext:value-type="float">
            <text:p>1.711</text:p>
          </table:table-cell>
          <table:table-cell office:value-type="float" office:value="0.761" calcext:value-type="float">
            <text:p>0.7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1.779" calcext:value-type="float">
            <text:p>1.779</text:p>
          </table:table-cell>
          <table:table-cell office:value-type="float" office:value="8.856" calcext:value-type="float">
            <text:p>8.856</text:p>
          </table:table-cell>
          <table:table-cell office:value-type="float" office:value="1.519" calcext:value-type="float">
            <text:p>1.5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7.521" calcext:value-type="float">
            <text:p>7.521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3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559" calcext:value-type="float">
            <text:p>0.559</text:p>
          </table:table-cell>
          <table:table-cell office:value-type="float" office:value="1.457" calcext:value-type="float">
            <text:p>1.457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517" calcext:value-type="float">
            <text:p>0.517</text:p>
          </table:table-cell>
          <table:table-cell office:value-type="float" office:value="1.28" calcext:value-type="float">
            <text:p>1.28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2.879" calcext:value-type="float">
            <text:p>2.879</text:p>
          </table:table-cell>
          <table:table-cell office:value-type="float" office:value="8.11" calcext:value-type="float">
            <text:p>8.11</text:p>
          </table:table-cell>
          <table:table-cell office:value-type="float" office:value="0.457" calcext:value-type="float">
            <text:p>0.4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233" calcext:value-type="float">
            <text:p>2.233</text:p>
          </table:table-cell>
          <table:table-cell office:value-type="float" office:value="5.965" calcext:value-type="float">
            <text:p>5.965</text:p>
          </table:table-cell>
          <table:table-cell office:value-type="float" office:value="0.687" calcext:value-type="float">
            <text:p>0.68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1.412" calcext:value-type="float">
            <text:p>1.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925" calcext:value-type="float">
            <text:p>0.9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56" calcext:value-type="float">
            <text:p>7.56</text:p>
          </table:table-cell>
          <table:table-cell office:value-type="float" office:value="7.52" calcext:value-type="float">
            <text:p>7.52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.922" calcext:value-type="float">
            <text:p>4.922</text:p>
          </table:table-cell>
          <table:table-cell office:value-type="float" office:value="4.885" calcext:value-type="float">
            <text:p>4.885</text:p>
          </table:table-cell>
          <table:table-cell office:value-type="float" office:value="0.037" calcext:value-type="float">
            <text:p>0.0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6:19:23.862989444</meta:creation-date>
    <dc:date>2019-12-03T18:05:50.157456483</dc:date>
    <meta:editing-duration>PT22M3S</meta:editing-duration>
    <meta:editing-cycles>5</meta:editing-cycles>
    <meta:generator>LibreOffice/6.3.3.2$Linux_X86_64 LibreOffice_project/30$Build-2</meta:generator>
    <meta:document-statistic meta:table-count="1" meta:cell-count="222" meta:object-count="0"/>
  </office:meta>
</office:document-meta>
</file>